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cm" svg:height="1.5cm" svg:x="1.5cm" svg:y="7.5cm">
          <draw:glue-point draw:id="8" svg:x="3.333cm" svg:y="-5cm"/>
          <text:p text:style-name="P1">GU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" draw:id="id1" draw:layer="layout" svg:width="6cm" svg:height="1.5cm" svg:x="7cm" svg:y="2.5cm">
          <text:p text:style-name="P1">Carpar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5" draw:id="id5" draw:layer="layout" svg:width="6cm" svg:height="1.5cm" svg:x="7cm" svg:y="10cm">
          <text:p text:style-name="P1">Vehi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6cm" svg:height="1.5cm" svg:x="7cm" svg:y="12.5cm">
          <text:p text:style-name="P1">Search_vehi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6cm" svg:height="1.5cm" svg:x="7cm" svg:y="5cm">
          <text:p text:style-name="P1">Reserv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4" draw:id="id4" draw:layer="layout" svg:width="6cm" svg:height="1.5cm" svg:x="7cm" svg:y="7.5cm">
          <text:p text:style-name="P1">Search_reserv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7" draw:id="id7" draw:layer="layout" svg:width="4.5cm" svg:height="1.5cm" svg:x="15.5cm" svg:y="7.5cm">
          <text:p text:style-name="P1">Databas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7cm" svg:y1="3.25cm" svg:x2="3cm" svg:y2="7.5cm" draw:start-shape="id1" draw:start-glue-point="5" draw:end-shape="id2" draw:end-glue-point="4" svg:d="m7000 3250h-4000v4250">
          <text:p/>
        </draw:connector>
        <draw:connector draw:style-name="gr2" draw:text-style-name="P1" draw:layer="layout" svg:x1="4.5cm" svg:y1="8.25cm" svg:x2="7cm" svg:y2="5.75cm" draw:start-shape="id2" draw:start-glue-point="7" draw:end-shape="id3" svg:d="m4500 8250h1251v-2500h1249">
          <text:p/>
        </draw:connector>
        <draw:connector draw:style-name="gr2" draw:text-style-name="P1" draw:layer="layout" svg:x1="4.5cm" svg:y1="8.25cm" svg:x2="7cm" svg:y2="8.25cm" draw:start-shape="id2" draw:start-glue-point="7" draw:end-shape="id4" svg:d="m4500 8250h2500">
          <text:p/>
        </draw:connector>
        <draw:connector draw:style-name="gr2" draw:text-style-name="P1" draw:layer="layout" svg:x1="4.5cm" svg:y1="8.25cm" svg:x2="7cm" svg:y2="10.75cm" draw:start-shape="id2" draw:start-glue-point="7" draw:end-shape="id5" draw:end-glue-point="5" svg:d="m4500 8250h1251v2500h1249">
          <text:p/>
        </draw:connector>
        <draw:connector draw:style-name="gr2" draw:text-style-name="P1" draw:layer="layout" svg:x1="4.5cm" svg:y1="8.25cm" svg:x2="7cm" svg:y2="13.25cm" draw:start-shape="id2" draw:start-glue-point="7" draw:end-shape="id6" draw:end-glue-point="5" svg:d="m4500 8250h1251v5000h1249">
          <text:p/>
        </draw:connector>
        <draw:connector draw:style-name="gr2" draw:text-style-name="P1" draw:layer="layout" svg:x1="13cm" svg:y1="3.25cm" svg:x2="17.75cm" svg:y2="7.5cm" draw:start-shape="id1" draw:start-glue-point="7" draw:end-shape="id7" draw:end-glue-point="4" svg:d="m13000 3250h4750v4250">
          <text:p/>
        </draw:connector>
        <draw:connector draw:style-name="gr2" draw:text-style-name="P1" draw:layer="layout" svg:x1="13cm" svg:y1="5.75cm" svg:x2="15.5cm" svg:y2="8.25cm" draw:start-shape="id3" draw:start-glue-point="7" draw:end-shape="id7" draw:end-glue-point="5" svg:d="m13000 5750h1251v2500h1249">
          <text:p/>
        </draw:connector>
        <draw:connector draw:style-name="gr2" draw:text-style-name="P1" draw:layer="layout" svg:x1="13cm" svg:y1="8.25cm" svg:x2="15.5cm" svg:y2="8.25cm" draw:start-shape="id4" draw:start-glue-point="7" draw:end-shape="id7" draw:end-glue-point="5" svg:d="m13000 8250h2500">
          <text:p/>
        </draw:connector>
        <draw:connector draw:style-name="gr2" draw:text-style-name="P1" draw:layer="layout" svg:x1="13cm" svg:y1="10.75cm" svg:x2="15.5cm" svg:y2="8.25cm" draw:start-shape="id5" draw:start-glue-point="7" draw:end-shape="id7" draw:end-glue-point="5" svg:d="m13000 10750h1251v-2500h1249">
          <text:p/>
        </draw:connector>
        <draw:connector draw:style-name="gr2" draw:text-style-name="P1" draw:layer="layout" svg:x1="13cm" svg:y1="13.25cm" svg:x2="15.5cm" svg:y2="8.25cm" draw:start-shape="id6" draw:start-glue-point="7" draw:end-shape="id7" draw:end-glue-point="5" svg:d="m13000 13250h1251v-5000h12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Andersson</meta:initial-creator>
    <meta:creation-date>2012-11-01T15:08:43</meta:creation-date>
    <dc:date>2012-11-01T15:18:19</dc:date>
    <dc:creator>Martin Andersson</dc:creator>
    <meta:editing-duration>PT9M39S</meta:editing-duration>
    <meta:editing-cycles>1</meta:editing-cycles>
    <meta:document-statistic meta:object-count="17"/>
    <meta:generator>OpenOffice.org/3.3$Unix OpenOffice.org_project/330m20$Build-9567</meta:generator>
  </office:meta>
</office:document-meta>
</file>